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66511830073447504" text:style-name="L1">
        <text:list-header>
          <text:p text:style-name="P1"/>
          <text:p text:style-name="P1">1)</text:p>
          <text:p text:style-name="P1">Create Bank class that contains following and display the balance Data members </text:p>
          <text:p text:style-name="P1">Name </text:p>
          <text:p text:style-name="P1">Account no <text:s/></text:p>
          <text:p text:style-name="P1">Amount</text:p>
          <text:p text:style-name="P1">Type of account </text:p>
          <text:p text:style-name="P1"/>
          <text:p text:style-name="P1">Methods </text:p>
          <text:p text:style-name="P1">Open Account <text:s/></text:p>
          <text:p text:style-name="P1">Withdrawn from customer</text:p>
          <text:p text:style-name="P1">Accept Deposit</text:p>
          <text:p text:style-name="P1">Update the balance.</text:p>
          <text:p text:style-name="P1"/>
          <text:p text:style-name="P1">2)Create a program for a shop which accepts details as item_id, item name, quantity and item cost. Accepts details of four items sold and prepare a bill. </text:p>
          <text:p text:style-name="P1"/>
          <text:p text:style-name="P1">3)An election is contested by 5 candidates. The candidates are numbered 1 to 5 and the voting is done by marking the candidate number on the ballot paper. WAP to read the ballots and count the votes cast for each candidate using an array variable count. In case, a number read is outside the range 1 to 5, the ballot should be considered as a “spoilt ballot” and the program should also count the number of spoilt ballot. </text:p>
          <text:p text:style-name="P1"/>
          <text:p text:style-name="P1">4)A book shop maintains the inventory of books that are being sold at the shop. The list includes details such as author, title, price, publisher and stock position. Whenever a customer wants a book, the sales person inputs the title and author and the system searches the list and displays whether it is available or not. If it is not then an appropriate message should be displayed. If it is then the system displays the book details and requests for the number of copies required. If the requested are available, the total cost of the requested copies is displayed; otherwise the message “Required copies not in stock” is displayed.</text:p>
          <text:p text:style-name="P1"/>
          <text:p text:style-name="P1">5)Write a class to represent a vector (a series of integer values). Include the member functions to perform the following tasks. </text:p>
          <text:p text:style-name="P1">To create the vector </text:p>
          <text:p text:style-name="P1">To modify the value of a given element.</text:p>
          <text:p text:style-name="P1">To multiply by a scalar value. </text:p>
          <text:p text:style-name="P1">To display the vector in the from (10, 20, 30) Write a main program to test your class.</text:p>
          <text:p text:style-name="P1"/>
          <text:p text:style-name="P1">6)An electricity board charges the following rates to domestic users to discourage large consumption of energy: For the first 100 units - 60P per unit For next 200 units - 80P per unit Beyond 300 units - 90P per unit All users are charged a minimum of Rs. 50.00. If the total amount is more than Rs 300.00 then an additional surcharge of 15% is added. Write a program to read the names of users and number of units consumed and print out the charges with names. </text:p>
          <text:p text:style-name="P1"/>
          <text:p text:style-name="P1">7)WAP using function overloading to make addition of 2 integers, 3 integers, 2 float as well as three float values. </text:p>
          <text:p text:style-name="P1"/>
          <text:p text:style-name="P1">8)WAP using function overloading such that if i call function add with 2 strings then it performs concats and if I call add functions with 2 numbers then perform additions. </text:p>
          <text:p text:style-name="P1"><text:soft-page-break/></text:p>
          <text:p text:style-name="P1"/>
          <text:p text:style-name="P1">9)Create class complex. And add two complex numbers with the help of function. </text:p>
          <text:p text:style-name="P1"/>
          <text:p text:style-name="P1">10)Create one class which contains member data called feet and inch and create another class which contains distance in meter and centimetre. Write a program to convert one distance in the another distance with use of type conversion.(1 meter = 3.28 feet)</text:p>
          <text:p text:style-name="P1"/>
          <text:p text:style-name="P1">11)Create a class called ‘Actor’ with name and movies as data members. Include constructor to read data. Define function ‘compare’ that compares two actors and displays the name of the actor, who has performed in more number of movies.</text:p>
          <text:p text:style-name="P1"/>
          <text:p text:style-name="P1">12)Create a class called vegetable with data members, vn ( Vegetable Name) and ppk ( Price Per Kilo). Read data for four different vegetables. Potato : Rs. 25 / K.G Cabbage : Rs. 15 / K.G broccoli : Rs. 20 /K.G Beans : Rs. 50 / K.G Create function that allows us to purchase any three types of vegetables and returns the total amount. </text:p>
          <text:p text:style-name="P1"/>
          <text:p text:style-name="P1"/>
          <text:p text:style-name="P1">13)Create a class “Account” which contains cust_name, ac_no and type_of_ac from this derived the classes “Cur_ac” and “Save_ac”. Include necessary member functions in order to achieve following tasks. </text:p>
          <text:p text:style-name="P1">Accept deposit from the customer and update the balance.</text:p>
          <text:p text:style-name="P1">Display the balance.</text:p>
          <text:p text:style-name="P1">Compute and deposit interest.</text:p>
          <text:p text:style-name="P1">Permit withdrawal and update the balance. </text:p>
          <text:p text:style-name="P1">Check for minimum balance, impose penalty, necessary and update the balance. </text:p>
          <text:p text:style-name="P1"/>
          <text:p text:style-name="P1"/>
          <text:p text:style-name="P1">14)Create a class “media” having data members Title and Price. Derive two classes from it – (i) “tape” having data member Minutes and (ii) “book” having data member No. of pages. </text:p>
          <text:p text:style-name="P1"/>
          <text:p text:style-name="P1">15)Derive a class “faculty” having data members Designation, Salary and Qualification from the class “Person” having data members Name and Date of Birth. Make the class “person” as an abstract class. </text:p>
          <text:p text:style-name="P1"/>
          <text:p text:style-name="P1">16)Define classes “Teaching” having data members department and publication and “Non-teaching” having data members designation and extra-holiday. Derive these two classes from “General” class having data member code and name. Now derive an Array object of 5 elements for teaching class and another array object of 5 elements for non-teaching class. Read all the array elements of teaching class in alphabetical order on department and array elements of non-teaching class in descending order on extra-holiday.</text:p>
          <text:p text:style-name="P1"/>
          <text:p text:style-name="P1">17)Derive class DC from class BC and there should be at least one function with same name in both the classes. Make base class reference to point to derived class <text:s/>and call function with same name in the derive class. </text:p>
          <text:p text:style-name="P1"/>
          <text:p text:style-name="P1">18)Create a class ‘polygon’ with two data members width and height and both of them should be of float type. It should have two member functions ‘set_value()’ and ‘area()’. Function ‘set_value()’should have two parameters while ‘area()’ should be abstract function. Derive a <text:soft-page-break/>class ‘rectangle’ from the class ‘polygon’ with a function ‘area()’ which returns the area of rectangle. Derive a class ‘triangle’ from the class ‘polygon’ with a function ‘area()’ which returns the area of triangle. </text:p>
          <text:p text:style-name="P1"/>
          <text:p text:style-name="P1"><text:s/>19c++)Write a program with the following:  Create a class ‘shape’ with no data members. It should have a pure virtual function ‘get_area()’.  Derive a class ‘rectangle’ from the class ‘shape’ with two data members width and height and both of them should be of float type. Override the ‘shape::get_area()’ function inside this class. This overriding function should return the area of rectangle. Write constructor of this class.  Derive another class ‘ellipse’ from the class ‘shape’ with two data members major_axis and minor_axis and both of them should be of float type. Override the ‘shape::get_area()’ function inside this class. This overriding function should return the area of ellipse. Write cAonstructor of this class.  Create a class ‘canvas’ with no data members. Its only member function, ‘display()’, will have a reference of the class ‘shape’ type as a formal argument. With this reference call the ‘shape::get_area()’ function inside ‘canvas::display’ function.  In the main function, declare objects of classes ‘rectangle’, ‘ellipse’ and ‘canvas’. Call the ‘canvas:: display’ function first by passing the object of class ‘rectangle’ and then by passing the object of class ‘ellipse’ to it. </text:p>
        </text:list-header>
      </text:list>
      <text:p text:style-name="Standard"/>
      <text:p text:style-name="Standard">20java)Write a program with the following:  Create a class ‘shape’ with no data members. It should have abstract function ‘get_area()’.  Derive a class ‘rectangle’ from the class ‘shape’ with two data members width and height and both of them should be of float type. Override the ‘shape::get_area()’ function inside this class. This overriding function should return the area of rectangle. Write constructor of this class.  Derive another class ‘ellipse’ from the class ‘shape’ with two data members major_axis and minor_axis and both of them should be of float type. Override the ‘shape::get_area()’ function inside this class. This overriding function should return the area of ellipse. Write cAonstructor of this class.  Create a class ‘canvas’ with no data members. Its only member function, ‘display()’, will have a reference of the class ‘shape’ type as a formal argument. With this reference call the ‘shape::get_area()’ function inside ‘canvas::display’ function.  In the main function, declare objects of classes ‘rectangle’, ‘ellipse’ and ‘canvas’. Call the ‘canvas:: display’ function first by passing the object of class ‘rectangle’ and then by passing the object of class ‘ellipse’ to it. </text:p>
      <text:list xml:id="list32804514" text:continue-numbering="true" text:style-name="L1">
        <text:list-header>
          <text:p text:style-name="P1"/>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meta:initial-creator>
    <meta:creation-date>2018-05-18T17:24:43.10</meta:creation-date>
    <dc:date>2021-08-09T12:56:43.01</dc:date>
    <dc:creator>a </dc:creator>
    <meta:editing-duration>PT2H4M2S</meta:editing-duration>
    <meta:editing-cycles>3</meta:editing-cycles>
    <meta:generator>OpenOffice/4.1.0$Win32 OpenOffice.org_project/410m18$Build-9764</meta:generator>
    <meta:document-statistic meta:table-count="0" meta:image-count="0" meta:object-count="0" meta:page-count="3" meta:paragraph-count="39" meta:word-count="1287" meta:character-count="7816"/>
  </office:meta>
</office:document-meta>
</file>